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4d33" officeooo:paragraph-rsid="000f4d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iménez Gustavo</text:p>
      <text:p text:style-name="P1"/>
      <text:p text:style-name="P1"/>
      <text:p text:style-name="P1">Consulta utilizada:</text:p>
      <text:p text:style-name="P1"/>
      <text:p text:style-name="P1"><text:a xlink:type="simple" xlink:href="https://graph.instagram.com/me/media?fields=caption,media_url,username,id&amp;access_token=IGQVJWT1l5YVVrNzZAyNlFQMWM4ZAWVMN2JCLXc1TjNyWEtfRFl5andJVUUzZAi1MaDZAfYTZAibTVYdk5RWkZANeVRfMG5BcUVadVhrZA2N0ODl4Y1EyWDd6aFpKa3NJZAVA3cDh3RlhRMnNIR09kSm5CdzBiMwZDZD" text:style-name="Internet_20_link" text:visited-style-name="Visited_20_Internet_20_Link">https://graph.instagram.com/me/media?fields=caption,media_url,username,id&amp;access_token=IGQVJWT1l5YVVrNzZAyNlFQMWM4ZAWVMN2JCLXc1TjNyWEtfRFl5andJVUUzZAi1MaDZAfYTZAibTVYdk5RWkZANeVRfMG5BcUVadVhrZA2N0ODl4Y1EyWDd6aFpKa3NJZAVA3cDh3RlhRMnNIR09kSm5CdzBiMwZDZD</text:a></text:p>
      <text:p text:style-name="P1"/>
      <text:p text:style-name="P1"/>
      <text:p text:style-name="P1">Endpoints:</text:p>
      <text:p text:style-name="P1"/>
      <text:p text:style-name="P1">Como se puede observar, se extraen pie de imagen, la imagen de instagram, el nombre de usuario y el id de la foto.</text:p>
      <text:p text:style-name="P1"/>
      <text:p text:style-name="P1">Fue importante notar que no se tenían pies de imagen, así que ya no fue necesario ocuparlos. Dado que los likes no se pudieron importar por el cambio en la api, se generaron likes falsos a partir del id de la foto.</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18:33:15.414290833</meta:creation-date>
    <dc:date>2020-07-14T18:36:08.350333073</dc:date>
    <meta:editing-duration>PT2M53S</meta:editing-duration>
    <meta:editing-cycles>1</meta:editing-cycles>
    <meta:document-statistic meta:table-count="0" meta:image-count="0" meta:object-count="0" meta:page-count="1" meta:paragraph-count="6" meta:word-count="71" meta:character-count="623" meta:non-whitespace-character-count="558"/>
    <meta:generator>LibreOffice/6.3.6.2$Linux_X86_64 LibreOffice_project/30$Build-2</meta:generator>
  </office:meta>
</office:document-meta>
</file>